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17c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ck off plzzz for fuck sake,<text:span text:style-name="T1">you dickhe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13:10:23.934676065</dc:date>
    <meta:editing-duration>PT1M1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7" meta:character-count="41" meta:non-whitespace-character-count="35"/>
  </office:meta>
</office:document-meta>
</file>